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top="0cm" fo:margin-bottom="0.499cm" fo:padding="0.049cm" fo:border="0.002cm solid #e3e3e3" style:writing-mode="lr-tb"/>
    </style:style>
    <style:style style:name="P2" style:family="paragraph" style:parent-style-name="Preformatted_20_Text">
      <style:paragraph-properties fo:padding="0.049cm" fo:border="0.002cm solid #e3e3e3"/>
    </style:style>
    <style:style style:name="P3" style:family="paragraph" style:parent-style-name="Preformatted_20_Text">
      <style:paragraph-properties fo:padding="0.049cm" fo:border="0.002cm solid #e3e3e3" style:writing-mode="lr-tb"/>
    </style:style>
    <style:style style:name="P4" style:family="paragraph" style:parent-style-name="Heading_20_3">
      <style:paragraph-properties fo:padding="0.049cm" fo:border="0.002cm solid #e3e3e3"/>
    </style:style>
    <style:style style:name="P5" style:family="paragraph" style:parent-style-name="Heading_20_4">
      <style:paragraph-properties fo:padding="0.049cm" fo:border="0.002cm solid #e3e3e3"/>
    </style:style>
    <style:style style:name="P6" style:family="paragraph" style:parent-style-name="Text_20_body">
      <style:paragraph-properties fo:margin-top="0cm" fo:margin-bottom="0cm" fo:padding="0.049cm" fo:border="0.002cm solid #e3e3e3"/>
    </style:style>
    <style:style style:name="P7" style:family="paragraph" style:parent-style-name="Text_20_body" style:list-style-name="L1">
      <style:paragraph-properties fo:margin-top="0cm" fo:margin-bottom="0cm" fo:padding="0.049cm" fo:border="0.002cm solid #e3e3e3"/>
    </style:style>
    <style:style style:name="P8" style:family="paragraph" style:parent-style-name="Text_20_body" style:list-style-name="L2">
      <style:paragraph-properties fo:margin-top="0cm" fo:margin-bottom="0cm" fo:padding="0.049cm" fo:border="0.002cm solid #e3e3e3"/>
    </style:style>
    <style:style style:name="P9" style:family="paragraph" style:parent-style-name="Text_20_body" style:list-style-name="L3">
      <style:paragraph-properties fo:margin-top="0cm" fo:margin-bottom="0cm" fo:padding="0.049cm" fo:border="0.002cm solid #e3e3e3"/>
    </style:style>
    <style:style style:name="P10" style:family="paragraph" style:parent-style-name="Text_20_body" style:list-style-name="L4">
      <style:paragraph-properties fo:margin-top="0cm" fo:margin-bottom="0cm" fo:padding="0.049cm" fo:border="0.002cm solid #e3e3e3"/>
    </style:style>
    <style:style style:name="P11" style:family="paragraph" style:parent-style-name="Text_20_body" style:list-style-name="L5">
      <style:paragraph-properties fo:margin-top="0cm" fo:margin-bottom="0cm" fo:padding="0.049cm" fo:border="0.002cm solid #e3e3e3"/>
    </style:style>
    <style:style style:name="P12" style:family="paragraph" style:parent-style-name="Text_20_body" style:list-style-name="L6">
      <style:paragraph-properties fo:margin-top="0cm" fo:margin-bottom="0cm" fo:padding="0.049cm" fo:border="0.002cm solid #e3e3e3"/>
    </style:style>
    <style:style style:name="P13" style:family="paragraph" style:parent-style-name="Text_20_body" style:list-style-name="L7">
      <style:paragraph-properties fo:margin-top="0cm" fo:margin-bottom="0cm" fo:padding="0.049cm" fo:border="0.002cm solid #e3e3e3"/>
    </style:style>
    <style:style style:name="P14" style:family="paragraph" style:parent-style-name="Text_20_body" style:list-style-name="L8">
      <style:paragraph-properties fo:margin-top="0cm" fo:margin-bottom="0cm" fo:padding="0.049cm" fo:border="0.002cm solid #e3e3e3"/>
    </style:style>
    <style:style style:name="P15" style:family="paragraph" style:parent-style-name="Text_20_body" style:list-style-name="L9">
      <style:paragraph-properties fo:margin-top="0cm" fo:margin-bottom="0cm" fo:padding="0.049cm" fo:border="0.002cm solid #e3e3e3"/>
    </style:style>
    <style:style style:name="P16" style:family="paragraph" style:parent-style-name="Text_20_body" style:list-style-name="L10">
      <style:paragraph-properties fo:margin-top="0cm" fo:margin-bottom="0cm" fo:padding="0.049cm" fo:border="0.002cm solid #e3e3e3"/>
    </style:style>
    <style:style style:name="P17" style:family="paragraph" style:parent-style-name="Text_20_body" style:list-style-name="L11">
      <style:paragraph-properties fo:margin-top="0cm" fo:margin-bottom="0cm" fo:padding="0.049cm" fo:border="0.002cm solid #e3e3e3"/>
    </style:style>
    <style:style style:name="P18" style:family="paragraph" style:parent-style-name="Text_20_body">
      <style:paragraph-properties fo:padding="0.049cm" fo:border="0.002cm solid #e3e3e3"/>
    </style:style>
    <style:style style:name="P19" style:family="paragraph" style:parent-style-name="Text_20_body" style:list-style-name="L1">
      <style:paragraph-properties fo:padding="0.049cm" fo:border="0.002cm solid #e3e3e3"/>
    </style:style>
    <style:style style:name="P20" style:family="paragraph" style:parent-style-name="Text_20_body" style:list-style-name="L2">
      <style:paragraph-properties fo:padding="0.049cm" fo:border="0.002cm solid #e3e3e3"/>
    </style:style>
    <style:style style:name="P21" style:family="paragraph" style:parent-style-name="Text_20_body" style:list-style-name="L3">
      <style:paragraph-properties fo:padding="0.049cm" fo:border="0.002cm solid #e3e3e3"/>
    </style:style>
    <style:style style:name="P22" style:family="paragraph" style:parent-style-name="Text_20_body" style:list-style-name="L4">
      <style:paragraph-properties fo:padding="0.049cm" fo:border="0.002cm solid #e3e3e3"/>
    </style:style>
    <style:style style:name="P23" style:family="paragraph" style:parent-style-name="Text_20_body" style:list-style-name="L5">
      <style:paragraph-properties fo:padding="0.049cm" fo:border="0.002cm solid #e3e3e3"/>
    </style:style>
    <style:style style:name="P24" style:family="paragraph" style:parent-style-name="Text_20_body" style:list-style-name="L6">
      <style:paragraph-properties fo:padding="0.049cm" fo:border="0.002cm solid #e3e3e3"/>
    </style:style>
    <style:style style:name="P25" style:family="paragraph" style:parent-style-name="Text_20_body" style:list-style-name="L7">
      <style:paragraph-properties fo:padding="0.049cm" fo:border="0.002cm solid #e3e3e3"/>
    </style:style>
    <style:style style:name="P26" style:family="paragraph" style:parent-style-name="Text_20_body" style:list-style-name="L8">
      <style:paragraph-properties fo:padding="0.049cm" fo:border="0.002cm solid #e3e3e3"/>
    </style:style>
    <style:style style:name="P27" style:family="paragraph" style:parent-style-name="Text_20_body" style:list-style-name="L9">
      <style:paragraph-properties fo:padding="0.049cm" fo:border="0.002cm solid #e3e3e3"/>
    </style:style>
    <style:style style:name="P28" style:family="paragraph" style:parent-style-name="Text_20_body" style:list-style-name="L10">
      <style:paragraph-properties fo:padding="0.049cm" fo:border="0.002cm solid #e3e3e3"/>
    </style:style>
    <style:style style:name="P29" style:family="paragraph" style:parent-style-name="Text_20_body" style:list-style-name="L11">
      <style:paragraph-properties fo:padding="0.049cm" fo:border="0.002cm solid #e3e3e3"/>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 xlink:type="simple"/>
        <form:form form:apply-filter="true" form:control-implementation="ooo:com.sun.star.form.component.Form" office:target-frame="" xlink:href="" xlink:type="simple"/>
        <form:form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Un desafío emocionante! Empecemos.</text:p>
      <text:h text:style-name="P4" text:outline-level="3">Programa Original (Sin enfoque orientado a objetos)</text:h>
      <text:p text:style-name="P2">java</text:p>
      <text:p text:style-name="P2">Copiar código</text:p>
      <text:p text:style-name="P3"><text:span text:style-name="Source_20_Text">public class Main {</text:span></text:p>
      <text:p text:style-name="P3"><text:span text:style-name="Source_20_Text"><text:s text:c="4"/>public static void main(String[] args) {</text:span></text:p>
      <text:p text:style-name="P3"><text:span text:style-name="Source_20_Text"><text:s text:c="8"/>int[] numbers = {1, 2, 3, 4, 5};</text:span></text:p>
      <text:p text:style-name="P3"/>
      <text:p text:style-name="P3"><text:span text:style-name="Source_20_Text"><text:s text:c="8"/>for (int i = 0; i &lt; numbers.length; i++) {</text:span></text:p>
      <text:p text:style-name="P3"><text:span text:style-name="Source_20_Text"><text:s text:c="12"/>System.out.println(numbers[i]);</text:span></text:p>
      <text:p text:style-name="P3"><text:span text:style-name="Source_20_Text"><text:s text:c="8"/>}</text:span></text:p>
      <text:p text:style-name="P3"><text:span text:style-name="Source_20_Text"><text:s text:c="4"/>}</text:span></text:p>
      <text:p text:style-name="P1"><text:span text:style-name="Source_20_Text">}</text:span></text:p>
      <text:h text:style-name="P5" text:outline-level="4">Motivación del programa original:</text:h>
      <text:list xml:id="list8078569466904893631" text:style-name="L1">
        <text:list-item>
          <text:p text:style-name="P7"><text:span text:style-name="Strong_20_Emphasis">Simplicidad inicial</text:span>: El programa original es simple y directo. Muestra una serie de números en consola sin complicaciones adicionales.</text:p>
        </text:list-item>
        <text:list-item>
          <text:p text:style-name="P19"><text:span text:style-name="Strong_20_Emphasis">Fácil comprensión</text:span>: Cualquier persona con conocimientos básicos de Java puede entender este programa rápidamente.</text:p>
        </text:list-item>
      </text:list>
      <text:h text:style-name="P5" text:outline-level="4">Desventajas del programa sin enfoque orientado a objetos:</text:h>
      <text:list xml:id="list6761539809785561394" text:style-name="L2">
        <text:list-item>
          <text:p text:style-name="P8"><text:span text:style-name="Strong_20_Emphasis">Baja reutilización del código</text:span>: El código no se puede reutilizar fácilmente en otros contextos o proyectos.</text:p>
        </text:list-item>
        <text:list-item>
          <text:p text:style-name="P8"><text:span text:style-name="Strong_20_Emphasis">Dificultad para mantener y escalar</text:span>: Si queremos modificar la forma en que se presentan los números, por ejemplo, agregar un filtro o una transformación a cada número, sería complicado hacerlo aquí. Esto puede llevar a un código desordenado y difícil de mantener.</text:p>
        </text:list-item>
        <text:list-item>
          <text:p text:style-name="P20"><text:span text:style-name="Strong_20_Emphasis">Falta de flexibilidad y extensibilidad</text:span>: No se puede cambiar fácilmente la forma en que se itera sobre la serie de números.</text:p>
        </text:list-item>
      </text:list>
      <text:h text:style-name="P5" text:outline-level="4">Principios SOLID violados:</text:h>
      <text:list xml:id="list8260559391008108288" text:style-name="L3">
        <text:list-item>
          <text:p text:style-name="P9"><text:span text:style-name="Strong_20_Emphasis">Principio de responsabilidad única (SRP)</text:span>: La clase <text:span text:style-name="Source_20_Text">Main</text:span> tiene una sola responsabilidad, imprimir los números, pero la lógica de iteración está dentro del método <text:span text:style-name="Source_20_Text">main</text:span>, lo que viola el SRP.</text:p>
        </text:list-item>
        <text:list-item>
          <text:p text:style-name="P21"><text:span text:style-name="Strong_20_Emphasis">Principio de abierto/cerrado (OCP)</text:span>: El código no está cerrado a la modificación, ya que si deseamos cambiar la forma en que se itera sobre la serie de números, debemos modificar directamente el código existente en el método <text:span text:style-name="Source_20_Text">main</text:span>, violando así el OCP.</text:p>
        </text:list-item>
      </text:list>
      <text:h text:style-name="P4" text:outline-level="3">Refactorización hacia el patrón Iterator</text:h>
      <text:p text:style-name="P18">Primero, definamos una interfaz <text:span text:style-name="Source_20_Text">Iterator</text:span> y una clase concreta <text:span text:style-name="Source_20_Text">ArrayIterator</text:span> que implemente esta interfaz para iterar sobre un array de enteros.</text:p>
      <text:p text:style-name="P2">java</text:p>
      <text:p text:style-name="P2">Copiar código</text:p>
      <text:p text:style-name="P3"><text:span text:style-name="Source_20_Text">interface Iterator {</text:span></text:p>
      <text:p text:style-name="P3"><text:soft-page-break/><text:span text:style-name="Source_20_Text"><text:s text:c="4"/>boolean hasNext();</text:span></text:p>
      <text:p text:style-name="P3"><text:span text:style-name="Source_20_Text"><text:s text:c="4"/>int next();</text:span></text:p>
      <text:p text:style-name="P3"><text:span text:style-name="Source_20_Text">}</text:span></text:p>
      <text:p text:style-name="P3"/>
      <text:p text:style-name="P3"><text:span text:style-name="Source_20_Text">class ArrayIterator implements Iterator {</text:span></text:p>
      <text:p text:style-name="P3"><text:span text:style-name="Source_20_Text"><text:s text:c="4"/>private int[] array;</text:span></text:p>
      <text:p text:style-name="P3"><text:span text:style-name="Source_20_Text"><text:s text:c="4"/>private int position;</text:span></text:p>
      <text:p text:style-name="P3"/>
      <text:p text:style-name="P3"><text:span text:style-name="Source_20_Text"><text:s text:c="4"/>public ArrayIterator(int[] array) {</text:span></text:p>
      <text:p text:style-name="P3"><text:span text:style-name="Source_20_Text"><text:s text:c="8"/>this.array = array;</text:span></text:p>
      <text:p text:style-name="P3"><text:span text:style-name="Source_20_Text"><text:s text:c="8"/>this.position = 0;</text:span></text:p>
      <text:p text:style-name="P3"><text:span text:style-name="Source_20_Text"><text:s text:c="4"/>}</text:span></text:p>
      <text:p text:style-name="P3"/>
      <text:p text:style-name="P3"><text:span text:style-name="Source_20_Text"><text:s text:c="4"/>@Override</text:span></text:p>
      <text:p text:style-name="P3"><text:span text:style-name="Source_20_Text"><text:s text:c="4"/>public boolean hasNext() {</text:span></text:p>
      <text:p text:style-name="P3"><text:span text:style-name="Source_20_Text"><text:s text:c="8"/>return position &lt; array.length;</text:span></text:p>
      <text:p text:style-name="P3"><text:span text:style-name="Source_20_Text"><text:s text:c="4"/>}</text:span></text:p>
      <text:p text:style-name="P3"/>
      <text:p text:style-name="P3"><text:span text:style-name="Source_20_Text"><text:s text:c="4"/>@Override</text:span></text:p>
      <text:p text:style-name="P3"><text:span text:style-name="Source_20_Text"><text:s text:c="4"/>public int next() {</text:span></text:p>
      <text:p text:style-name="P3"><text:span text:style-name="Source_20_Text"><text:s text:c="8"/>return array[position++];</text:span></text:p>
      <text:p text:style-name="P3"><text:span text:style-name="Source_20_Text"><text:s text:c="4"/>}</text:span></text:p>
      <text:p text:style-name="P1"><text:span text:style-name="Source_20_Text">}</text:span></text:p>
      <text:p text:style-name="P18">Luego, modificamos la clase <text:span text:style-name="Source_20_Text">Main</text:span> para utilizar el patrón Iterator:</text:p>
      <text:p text:style-name="P2">java</text:p>
      <text:p text:style-name="P2">Copiar código</text:p>
      <text:p text:style-name="P3"><text:span text:style-name="Source_20_Text">public class Main {</text:span></text:p>
      <text:p text:style-name="P3"><text:span text:style-name="Source_20_Text"><text:s text:c="4"/>public static void main(String[] args) {</text:span></text:p>
      <text:p text:style-name="P3"><text:span text:style-name="Source_20_Text"><text:s text:c="8"/>int[] numbers = {1, 2, 3, 4, 5};</text:span></text:p>
      <text:p text:style-name="P3"><text:span text:style-name="Source_20_Text"><text:s text:c="8"/>Iterator iterator = new ArrayIterator(numbers);</text:span></text:p>
      <text:p text:style-name="P3"/>
      <text:p text:style-name="P3"><text:span text:style-name="Source_20_Text"><text:s text:c="8"/>while (iterator.hasNext()) {</text:span></text:p>
      <text:p text:style-name="P3"><text:span text:style-name="Source_20_Text"><text:s text:c="12"/>System.out.println(iterator.next());</text:span></text:p>
      <text:p text:style-name="P3"><text:span text:style-name="Source_20_Text"><text:s text:c="8"/>}</text:span></text:p>
      <text:p text:style-name="P3"><text:span text:style-name="Source_20_Text"><text:s text:c="4"/>}</text:span></text:p>
      <text:p text:style-name="P1"><text:span text:style-name="Source_20_Text">}</text:span></text:p>
      <text:h text:style-name="P5" text:outline-level="4">Ventajas del patrón Iterator:</text:h>
      <text:list xml:id="list1941255858291562111" text:style-name="L4">
        <text:list-item>
          <text:p text:style-name="P10"><text:span text:style-name="Strong_20_Emphasis">Separación de preocupaciones</text:span>: La lógica de iteración se encapsula en la clase <text:span text:style-name="Source_20_Text">ArrayIterator</text:span>, lo que permite que la clase <text:span text:style-name="Source_20_Text">Main</text:span> se centre únicamente en imprimir los números.</text:p>
        </text:list-item>
        <text:list-item>
          <text:p text:style-name="P10"><text:span text:style-name="Strong_20_Emphasis">Reutilización del código</text:span>: Ahora podemos reutilizar la clase <text:span text:style-name="Source_20_Text">ArrayIterator</text:span> en otros contextos o proyectos si necesitamos iterar sobre arrays de enteros.</text:p>
        </text:list-item>
        <text:list-item>
          <text:p text:style-name="P22"><text:span text:style-name="Strong_20_Emphasis">Flexibilidad y extensibilidad</text:span>: Si queremos cambiar la forma en que se itera sobre la serie de números, simplemente necesitamos proporcionar una nueva implementación de la interfaz <text:span text:style-name="Source_20_Text">Iterator</text:span> sin modificar el código existente en la clase <text:span text:style-name="Source_20_Text">Main</text:span>.</text:p>
        </text:list-item>
      </text:list>
      <text:h text:style-name="P5" text:outline-level="4">Code smells que motivan el uso del patrón Iterator:</text:h>
      <text:list xml:id="list1857185869445455842" text:style-name="L5">
        <text:list-item>
          <text:p text:style-name="P11"><text:span text:style-name="Strong_20_Emphasis">Duplicación de código</text:span>: Si tenemos varios lugares en el código que iteran sobre el mismo array de números, estaríamos duplicando la lógica de iteración en cada uno de esos lugares. Aquí es <text:soft-page-break/>donde el patrón Iterator puede ayudar a eliminar esta duplicación y promover la reutilización del código.</text:p>
        </text:list-item>
        <text:list-item>
          <text:p text:style-name="P23"><text:span text:style-name="Strong_20_Emphasis">Complejidad creciente</text:span>: A medida que el código original crece y se vuelve más complejo, la gestión manual de la iteración puede volverse engorrosa y propensa a errores.</text:p>
        </text:list-item>
      </text:list>
      <text:h text:style-name="P4" text:outline-level="3">Principios SOLID respetados con el patrón Iterator:</text:h>
      <text:list xml:id="list2732542723768464235" text:style-name="L6">
        <text:list-item>
          <text:p text:style-name="P12"><text:span text:style-name="Strong_20_Emphasis">Principio de responsabilidad única (SRP)</text:span>: Ahora, la clase <text:span text:style-name="Source_20_Text">Main</text:span> tiene una única responsabilidad: imprimir los números. La lógica de iteración se ha movido a la clase <text:span text:style-name="Source_20_Text">ArrayIterator</text:span>, respetando así el SRP.</text:p>
        </text:list-item>
        <text:list-item>
          <text:p text:style-name="P24"><text:span text:style-name="Strong_20_Emphasis">Principio de abierto/cerrado (OCP)</text:span>: Con la implementación del patrón Iterator, el código está cerrado a la modificación en lo que respecta a la lógica de iteración. Si deseamos cambiar la forma en que se itera sobre la serie de números, podemos hacerlo proporcionando una nueva implementación de la interfaz <text:span text:style-name="Source_20_Text">Iterator</text:span>, sin necesidad de modificar el código existente en la clase <text:span text:style-name="Source_20_Text">Main</text:span>. Esto respeta el OCP.</text:p>
        </text:list-item>
      </text:list>
      <text:h text:style-name="P4" text:outline-level="3">Patrones similares:</text:h>
      <text:list xml:id="list7087816322495606123" text:style-name="L7">
        <text:list-item>
          <text:p text:style-name="P13"><text:span text:style-name="Strong_20_Emphasis">Iterable</text:span>: Similar al patrón Iterator, pero se utiliza para definir una secuencia que puede ser iterada. Es utilizado por las estructuras de datos en Java, como <text:span text:style-name="Source_20_Text">ArrayList</text:span> y <text:span text:style-name="Source_20_Text">LinkedList</text:span>.</text:p>
        </text:list-item>
        <text:list-item>
          <text:p text:style-name="P25"><text:span text:style-name="Strong_20_Emphasis">Enumerator</text:span>: Proporciona una forma de acceder a los elementos de una colección de objetos de manera secuencial, sin exponer su representación subyacente. Es similar al patrón Iterator, pero menos flexible ya que generalmente solo permite la iteración hacia adelante.</text:p>
        </text:list-item>
      </text:list>
      <text:p text:style-name="P18">En resumen, al refactorizar hacia el patrón Iterator, hemos mejorado la modularidad, la reutilización del código y la flexibilidad del programa original. Ahora cumple mejor con los principios SOLID y es más fácil de mantener y extender.</text:p>
      <text:p text:style-name="P6">*****************************************************************************************************************************************************************************************************</text:p>
      <text:p text:style-name="P18">Para refactorizar el ejemplo anterior utilizando Spring Boot, aprovecharemos su capacidad de inyección de dependencias y configuración automática. Utilizaremos Spring para administrar el bean que implementa el patrón Iterator y lo inyectaremos en la clase <text:span text:style-name="Source_20_Text">Main</text:span>.</text:p>
      <text:p text:style-name="P18">Primero, necesitamos configurar un bean que implemente la interfaz <text:span text:style-name="Source_20_Text">Iterator</text:span>. Luego, lo inyectaremos en la clase <text:span text:style-name="Source_20_Text">Main</text:span> y lo utilizaremos para iterar sobre la serie de números.</text:p>
      <text:h text:style-name="P4" text:outline-level="3">Configuración de Spring Boot</text:h>
      <text:p text:style-name="P2">java</text:p>
      <text:p text:style-name="P2">Copiar código</text:p>
      <text:p text:style-name="P3"><text:span text:style-name="Source_20_Text">import org.springframework.context.annotation.Bean;</text:span></text:p>
      <text:p text:style-name="P3"><text:span text:style-name="Source_20_Text">import org.springframework.context.annotation.Configuration;</text:span></text:p>
      <text:p text:style-name="P3"/>
      <text:p text:style-name="P3"><text:span text:style-name="Source_20_Text">@Configuration</text:span></text:p>
      <text:p text:style-name="P3"><text:span text:style-name="Source_20_Text">public class AppConfig {</text:span></text:p>
      <text:p text:style-name="P3"/>
      <text:p text:style-name="P3"><text:span text:style-name="Source_20_Text"><text:s text:c="4"/>@Bean</text:span></text:p>
      <text:p text:style-name="P3"><text:span text:style-name="Source_20_Text"><text:s text:c="4"/>public Iterator arrayIterator() {</text:span></text:p>
      <text:p text:style-name="P3"><text:soft-page-break/><text:span text:style-name="Source_20_Text"><text:s text:c="8"/>int[] numbers = {1, 2, 3, 4, 5};</text:span></text:p>
      <text:p text:style-name="P3"><text:span text:style-name="Source_20_Text"><text:s text:c="8"/>return new ArrayIterator(numbers);</text:span></text:p>
      <text:p text:style-name="P3"><text:span text:style-name="Source_20_Text"><text:s text:c="4"/>}</text:span></text:p>
      <text:p text:style-name="P1"><text:span text:style-name="Source_20_Text">}</text:span></text:p>
      <text:h text:style-name="P4" text:outline-level="3">Clase <text:span text:style-name="Source_20_Text">Main</text:span> utilizando Spring Boot y la inyección de dependencias</text:h>
      <text:p text:style-name="P2">java</text:p>
      <text:p text:style-name="P2">Copiar código</text:p>
      <text:p text:style-name="P3"><text:span text:style-name="Source_20_Text">import org.springframework.beans.factory.annotation.Autowired;</text:span></text:p>
      <text:p text:style-name="P3"><text:span text:style-name="Source_20_Text">import org.springframework.boot.SpringApplication;</text:span></text:p>
      <text:p text:style-name="P3"><text:span text:style-name="Source_20_Text">import org.springframework.boot.autoconfigure.SpringBootApplication;</text:span></text:p>
      <text:p text:style-name="P3"/>
      <text:p text:style-name="P3"><text:span text:style-name="Source_20_Text">@SpringBootApplication</text:span></text:p>
      <text:p text:style-name="P3"><text:span text:style-name="Source_20_Text">public class Main {</text:span></text:p>
      <text:p text:style-name="P3"/>
      <text:p text:style-name="P3"><text:span text:style-name="Source_20_Text"><text:s text:c="4"/>@Autowired</text:span></text:p>
      <text:p text:style-name="P3"><text:span text:style-name="Source_20_Text"><text:s text:c="4"/>private Iterator iterator;</text:span></text:p>
      <text:p text:style-name="P3"/>
      <text:p text:style-name="P3"><text:span text:style-name="Source_20_Text"><text:s text:c="4"/>public void printNumbers() {</text:span></text:p>
      <text:p text:style-name="P3"><text:span text:style-name="Source_20_Text"><text:s text:c="8"/>while (iterator.hasNext()) {</text:span></text:p>
      <text:p text:style-name="P3"><text:span text:style-name="Source_20_Text"><text:s text:c="12"/>System.out.println(iterator.next());</text:span></text:p>
      <text:p text:style-name="P3"><text:span text:style-name="Source_20_Text"><text:s text:c="8"/>}</text:span></text:p>
      <text:p text:style-name="P3"><text:span text:style-name="Source_20_Text"><text:s text:c="4"/>}</text:span></text:p>
      <text:p text:style-name="P3"/>
      <text:p text:style-name="P3"><text:span text:style-name="Source_20_Text"><text:s text:c="4"/>public static void main(String[] args) {</text:span></text:p>
      <text:p text:style-name="P3"><text:span text:style-name="Source_20_Text"><text:s text:c="8"/>SpringApplication.run(Main.class, args);</text:span></text:p>
      <text:p text:style-name="P3"><text:span text:style-name="Source_20_Text"><text:s text:c="4"/>}</text:span></text:p>
      <text:p text:style-name="P1"><text:span text:style-name="Source_20_Text">}</text:span></text:p>
      <text:h text:style-name="P4" text:outline-level="3">Ventajas de usar Spring Boot:</text:h>
      <text:list xml:id="list1698810536862820325" text:style-name="L8">
        <text:list-item>
          <text:p text:style-name="P14"><text:span text:style-name="Strong_20_Emphasis">Inyección de dependencias automática</text:span>: Spring Boot se encarga de la creación y gestión de beans, lo que nos permite simplemente anotar la dependencia con <text:span text:style-name="Source_20_Text">@Autowired</text:span> en la clase <text:span text:style-name="Source_20_Text">Main</text:span> y dejar que Spring Boot la inyecte automáticamente.</text:p>
        </text:list-item>
        <text:list-item>
          <text:p text:style-name="P26"><text:span text:style-name="Strong_20_Emphasis">Configuración simplificada</text:span>: La configuración de los beans se realiza mediante anotaciones como <text:span text:style-name="Source_20_Text">@Bean</text:span> y <text:span text:style-name="Source_20_Text">@Configuration</text:span>, lo que simplifica la configuración de la aplicación.</text:p>
        </text:list-item>
      </text:list>
      <text:h text:style-name="P4" text:outline-level="3">Similitudes y diferencias con el enfoque anterior:</text:h>
      <text:list xml:id="list8029277229280632286" text:style-name="L9">
        <text:list-item>
          <text:p text:style-name="P15"><text:span text:style-name="Strong_20_Emphasis">Similitudes</text:span>: Ambos enfoques utilizan el patrón Iterator para iterar sobre una serie de números. La principal diferencia radica en cómo se gestionan los beans y se realiza la inyección de dependencias.</text:p>
        </text:list-item>
        <text:list-item>
          <text:p text:style-name="P27"><text:span text:style-name="Strong_20_Emphasis">Diferencias</text:span>: En el enfoque anterior, creamos manualmente una instancia de <text:span text:style-name="Source_20_Text">ArrayIterator</text:span> en la clase <text:span text:style-name="Source_20_Text">Main</text:span>, mientras que en este enfoque, aprovechamos la configuración de Spring Boot para crear y administrar el bean <text:span text:style-name="Source_20_Text">ArrayIterator</text:span>, que luego se inyecta automáticamente en la clase <text:span text:style-name="Source_20_Text">Main</text:span>.</text:p>
        </text:list-item>
      </text:list>
      <text:p text:style-name="P18">Al utilizar Spring Boot, nuestra aplicación se beneficia de la gestión simplificada de dependencias y la configuración automática de beans, lo que hace que el código sea más limpio y mantenible.</text:p>
      <text:p text:style-name="P6"/>
      <text:p text:style-name="P18"><text:soft-page-break/><text:line-break/>*************************************************************************************************************************************************************************************************************</text:p>
      <text:p text:style-name="P18">Para refactorizar el ejemplo anterior utilizando programación funcional en Java, vamos a aprovechar las capacidades de las expresiones lambda y los streams de Java 8. Utilizaremos un stream para iterar sobre la serie de números y una función lambda para imprimir cada número.</text:p>
      <text:h text:style-name="P4" text:outline-level="3">Clase <text:span text:style-name="Source_20_Text">Main</text:span> utilizando programación funcional</text:h>
      <text:p text:style-name="P2">java</text:p>
      <text:p text:style-name="P2">Copiar código</text:p>
      <text:p text:style-name="P3"><text:span text:style-name="Source_20_Text">import java.util.Arrays;</text:span></text:p>
      <text:p text:style-name="P3"/>
      <text:p text:style-name="P3"><text:span text:style-name="Source_20_Text">public class Main {</text:span></text:p>
      <text:p text:style-name="P3"><text:span text:style-name="Source_20_Text"><text:s text:c="4"/>public static void main(String[] args) {</text:span></text:p>
      <text:p text:style-name="P3"><text:span text:style-name="Source_20_Text"><text:s text:c="8"/>int[] numbers = {1, 2, 3, 4, 5};</text:span></text:p>
      <text:p text:style-name="P3"/>
      <text:p text:style-name="P3"><text:span text:style-name="Source_20_Text"><text:s text:c="8"/>Arrays.stream(numbers)</text:span></text:p>
      <text:p text:style-name="P3"><text:span text:style-name="Source_20_Text"><text:s text:c="14"/>.forEach(System.out::println);</text:span></text:p>
      <text:p text:style-name="P3"><text:span text:style-name="Source_20_Text"><text:s text:c="4"/>}</text:span></text:p>
      <text:p text:style-name="P1"><text:span text:style-name="Source_20_Text">}</text:span></text:p>
      <text:h text:style-name="P4" text:outline-level="3">Ventajas de usar programación funcional:</text:h>
      <text:list xml:id="list2460036929320415217" text:style-name="L10">
        <text:list-item>
          <text:p text:style-name="P16"><text:span text:style-name="Strong_20_Emphasis">Concisión del código</text:span>: El código es más conciso y legible, ya que la lógica de iteración se expresa de forma declarativa utilizando un stream y una función lambda.</text:p>
        </text:list-item>
        <text:list-item>
          <text:p text:style-name="P16"><text:span text:style-name="Strong_20_Emphasis">Reducción de código boilerplate</text:span>: Elimina la necesidad de escribir bucles manuales y lógica de iteración, lo que reduce el código boilerplate y facilita su comprensión.</text:p>
        </text:list-item>
        <text:list-item>
          <text:p text:style-name="P28"><text:span text:style-name="Strong_20_Emphasis">Mayor modularidad y reutilización de código</text:span>: La lógica de iteración se encapsula en funciones de orden superior (en este caso, la función lambda), lo que facilita la reutilización y promueve la modularidad del código.</text:p>
        </text:list-item>
      </text:list>
      <text:h text:style-name="P4" text:outline-level="3">Similitudes y diferencias con los enfoques anteriores:</text:h>
      <text:list xml:id="list1324705849564490892" text:style-name="L11">
        <text:list-item>
          <text:p text:style-name="P17"><text:span text:style-name="Strong_20_Emphasis">Similitudes</text:span>: Todos los enfoques utilizan el patrón Iterator para iterar sobre una serie de números. Sin embargo, en este enfoque, la iteración se realiza de forma funcional utilizando streams en lugar de utilizar una implementación personalizada de la interfaz <text:span text:style-name="Source_20_Text">Iterator</text:span>.</text:p>
        </text:list-item>
        <text:list-item>
          <text:p text:style-name="P29"><text:span text:style-name="Strong_20_Emphasis">Diferencias</text:span>: En lugar de crear manualmente una instancia de <text:span text:style-name="Source_20_Text">Iterator</text:span> o utilizar la inyección de dependencias de Spring Boot, en este enfoque utilizamos un stream de Java 8 para iterar sobre el array de números y una función lambda para imprimir cada número. Esto simplifica aún más el código y lo hace más expresivo.</text:p>
        </text:list-item>
      </text:list>
      <text:p text:style-name="P18">La programación funcional en Java proporciona una forma elegante y concisa de expresar la lógica de iteración y transformación de datos, lo que puede conducir a un código más limpio, mantenible y legible.</text:p>
      <text:p text:style-name="P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5-16T11:49:51.03</meta:creation-date>
    <dc:date>2024-05-16T12:07:22.56</dc:date>
    <meta:editing-duration>PT17M31S</meta:editing-duration>
    <meta:editing-cycles>3</meta:editing-cycles>
    <meta:generator>OpenOffice/4.1.15$Win32 OpenOffice.org_project/4115m2$Build-9813</meta:generator>
    <meta:document-statistic meta:table-count="0" meta:image-count="0" meta:object-count="0" meta:page-count="5" meta:paragraph-count="135" meta:word-count="1397" meta:character-count="9907"/>
  </office:meta>
</office:document-meta>
</file>